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919" officeooo:paragraph-rsid="0009b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jfnfvfhfkbgskbsgbkngskhsg,j vntrgbvrtg</text:p>
      <text:p text:style-name="P1">tgtrhjitrljhtihjthtjhty</text:p>
      <text:p text:style-name="P1">htyhtyhtyjhiytjy.tlhjytjytj</text:p>
      <text:p text:style-name="P1">ytjytjytjydhytjtyjy</text:p>
      <text:p text:style-name="P1">\jtyjytjytjytjytjyj</text:p>
      <text:p text:style-name="P1"/>
      <text:p text:style-name="P1"/>
      <text:p text:style-name="P1"><text:s text:c="4"/></text:p>
      <text:p text:style-name="P1">class ExpenditureListView(ListView):</text:p>
      <text:p text:style-name="P1"><text:s text:c="4"/>model = Expenditure</text:p>
      <text:p text:style-name="P1"><text:s text:c="4"/>template_name = 'expenditure_list.html'</text:p>
      <text:p text:style-name="P1"><text:s text:c="4"/>context_object_name = 'expenditures' </text:p>
      <text:p text:style-name="P1"/>
      <text:p text:style-name="P1"><text:s text:c="4"/>def get_queryset(self):</text:p>
      <text:p text:style-name="P1"><text:s text:c="8"/>queryset = super().get_queryset()</text:p>
      <text:p text:style-name="P1"><text:s text:c="8"/>print(queryset) <text:s/># Add this line to print the queryset</text:p>
      <text:p text:style-name="P1"><text:s text:c="8"/>return querys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5:10:27.782219363</meta:creation-date>
    <dc:date>2024-03-16T16:54:07.485735954</dc:date>
    <meta:editing-duration>PT1H43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33" meta:character-count="427" meta:non-whitespace-character-count="361"/>
  </office:meta>
</office:document-meta>
</file>